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0710*"/>
    </style:style>
    <style:style style:name="Table1.B" style:family="table-column">
      <style:table-column-properties style:column-width="5.5986in" style:rel-column-width="5482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7" style:family="paragraph" style:parent-style-name="Table_20_Heading"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0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1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2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3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4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5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6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7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8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9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0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1" style:family="paragraph" style:parent-style-name="Standard" style:list-style-name="L1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2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4" style:family="paragraph" style:parent-style-name="Standard" style:list-style-name="L14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1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s Teil des Systems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7">UC</text:p>
          </table:table-cell>
          <table:table-cell table:style-name="Table1.B1" office:value-type="string">
            <text:p text:style-name="P7">Use Cases</text:p>
          </table:table-cell>
        </table:table-row>
        <table:table-row>
          <table:table-cell table:style-name="Table1.A2" office:value-type="float" office:value="1">
            <text:p text:style-name="P8">01</text:p>
          </table:table-cell>
          <table:table-cell table:style-name="Table1.B2" office:value-type="string">
            <text:p text:style-name="P4">Kunde Authentifizieren</text:p>
            <text:list xml:id="list683952013" text:style-name="L1">
              <text:list-item>
                <text:p text:style-name="P9">Der Mitarbeiter führt sein Mitarbeiter Badge im Bedienterminal ein, gibt den Pincode ein um sich zu Authentifizieren</text:p>
              </text:list-item>
              <text:list-item>
                <text:p text:style-name="P9">Bei einem Angehörigen oder bei Firmenfahrzeugen führt der Kunde die Tankkarte ein und authentifiziert sich mit dem Pincode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2</text:p>
          </table:table-cell>
          <table:table-cell table:style-name="Table1.B2" office:value-type="string">
            <text:p text:style-name="P4">Zahlungsart wählen</text:p>
            <text:list xml:id="list1932797332" text:style-name="L2">
              <text:list-item>
                <text:p text:style-name="P10">Der Kunde wählt seine Zahlungsart welche Lohnabzug, Maestro oder Barbezahlung ist. Die Option Lohnabzug kann nur gewählt werden, wenn der Kunde sich mit dem Mitarbeiter Badge als Mitarbeiter authentifiziert hat.</text:p>
              </text:list-item>
              <text:list-item>
                <text:p text:style-name="P10">Wenn Bar angewählt wird, fügt der Kunde die Geldscheine ein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3</text:p>
          </table:table-cell>
          <table:table-cell table:style-name="Table1.B2" office:value-type="string">
            <text:p text:style-name="P4">Zahlung Authentifizieren</text:p>
            <text:list xml:id="list1770907987" text:style-name="L3">
              <text:list-item>
                <text:p text:style-name="P11">Wenn der Kunde per Debit/Credit Karte zahlt, muss das Tank System die Bezahlung beim Debit/Credit System authentifizieren.</text:p>
              </text:list-item>
              <text:list-item>
                <text:p text:style-name="P11">Der Kunde muss ein Pin Code eingeben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4</text:p>
          </table:table-cell>
          <table:table-cell table:style-name="Table1.B2" office:value-type="string">
            <text:p text:style-name="P4">Tanken</text:p>
            <text:list xml:id="list1758467321" text:style-name="L4">
              <text:list-item>
                <text:p text:style-name="P12">Der Kunde nimmt den Benzinschlauch, Tankt sein Fahrzeug und setzt den Schlauch wieder zurück. Dies ist der Physische Tankvorgang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5</text:p>
          </table:table-cell>
          <table:table-cell table:style-name="Table1.B2" office:value-type="string">
            <text:p text:style-name="P4">Quittung erstellen</text:p>
            <text:list xml:id="list974107618" text:style-name="L5">
              <text:list-item>
                <text:p text:style-name="P13">Nach dem Tanken erstellt das Tank System auf Wunsch des Kunden eine Quittung. Der Kunde kann wählen ob er die Quittung per Papier oder E-Mail haben will. Dies gibt er am Bezahlterminal ein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6</text:p>
          </table:table-cell>
          <table:table-cell table:style-name="Table1.B2" office:value-type="string">
            <text:p text:style-name="P4">Tank Record erstellen</text:p>
            <text:list xml:id="list1642688230" text:style-name="L6">
              <text:list-item>
                <text:p text:style-name="P14">Nach Beendigung der Betankung wird ein Tank Record generiert.</text:p>
              </text:list-item>
              <text:list-item>
                <text:p text:style-name="P14">Er wird direkt an das Rechnungswesen gesendet</text:p>
              </text:list-item>
              <text:list-item>
                <text:p text:style-name="P14">Ist das Rechnungswesen nicht erreichbar, wird der Tank Record im Tank System gespeichert und eine Meldung an das Anlage System gesendet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7</text:p>
          </table:table-cell>
          <table:table-cell table:style-name="Table1.B2" office:value-type="string">
            <text:p text:style-name="P4">Backup erstellen</text:p>
            <text:list xml:id="list695109363" text:style-name="L7">
              <text:list-item>
                <text:p text:style-name="P15">Das Tanksystem erstellt ein Backup am Abend und legt es auf dem Backupserver ab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8</text:p>
          </table:table-cell>
          <table:table-cell table:style-name="Table1.B2" office:value-type="string">
            <text:p text:style-name="P6">Bargeld <text:span text:style-name="T1">überbringen</text:span></text:p>
            <text:list xml:id="list475817846" text:style-name="L8">
              <text:list-item>
                <text:p text:style-name="P16">Der Tankwart nimmt Täglich das Bargeld aus den Bedienterminal und überbringt es der FIBU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09</text:p>
          </table:table-cell>
          <table:table-cell table:style-name="Table1.B2" office:value-type="string">
            <text:p text:style-name="P4">Bestellen des Nachschubes</text:p>
            <text:list xml:id="list2072713526" text:style-name="L9">
              <text:list-item>
                <text:p text:style-name="P17">Bei unterschreiten des Treibstoff Minimumbestandes im Tank wird automatisch eine Bestellung beim bevorzugten Treibstofflieferant ausgelöst. </text:p>
              </text:list-item>
              <text:list-item>
                <text:p text:style-name="P17">Der Tankwart erhält eine E-Mail Nachricht. .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0</text:p>
          </table:table-cell>
          <table:table-cell table:style-name="Table1.B2" office:value-type="string">
            <text:p text:style-name="P4">Liefern des Nachschubes</text:p>
            <text:list xml:id="list1847787080" text:style-name="L10">
              <text:list-item>
                <text:p text:style-name="P18">Der Benzinlieferant liefert den Bestellten Treibstoff und füllt den Tank auf. Dies in Zusammenarbeit mit dem Tankwart. 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1</text:p>
          </table:table-cell>
          <table:table-cell table:style-name="Table1.B2" office:value-type="string">
            <text:p text:style-name="P4">Überprüfen der Bezahlmöglichkeit</text:p>
            <text:list xml:id="list1080227878" text:style-name="L11">
              <text:list-item>
                <text:p text:style-name="P19">Nach dem Authentifizieren überprüft das Tank System welche Bezahlmöglichkeiten zu Verfügung stehen. (Lohn, Debit/Credit, Bar)</text:p>
              </text:list-item>
              <text:list-item>
                <text:p text:style-name="P19">Ist der Bargeld Fach voll wird dies angezeigt und es kann nicht mit Bargeld bezahlt werden</text:p>
              </text:list-item>
            </text:list>
          </table:table-cell>
        </table:table-row>
        <text:soft-page-break/>
        <table:table-row>
          <table:table-cell table:style-name="Table1.A2" office:value-type="float" office:value="0">
            <text:p text:style-name="P8">12</text:p>
          </table:table-cell>
          <table:table-cell table:style-name="Table1.B2" office:value-type="string">
            <text:p text:style-name="P4">Bargeld Prüfen</text:p>
            <text:list xml:id="list646987393" text:style-name="L12">
              <text:list-item>
                <text:p text:style-name="P20">Prüfen ob Bargeld eingeschoben wird</text:p>
              </text:list-item>
              <text:list-item>
                <text:p text:style-name="P20">Prüfen auf Echtheit der Noten</text:p>
              </text:list-item>
              <text:list-item>
                <text:p text:style-name="P20">Prüfen des Betrages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8">13</text:p>
          </table:table-cell>
          <table:table-cell table:style-name="Table1.B2" office:value-type="string">
            <text:p text:style-name="P4">Quittung drucken</text:p>
            <text:list xml:id="list1291202975" text:style-name="L13">
              <text:list-item>
                <text:p text:style-name="P21">Drucken der Quittung auf dem Bedienterminal Drucker</text:p>
              </text:list-item>
            </text:list>
          </table:table-cell>
        </table:table-row>
      </table:table>
      <text:p text:style-name="P5"/>
      <text:p text:style-name="P1"/>
      <text:list xml:id="list1009941475" text:style-name="L14">
        <text:list-header>
          <text:p text:style-name="P22"/>
        </text:list-header>
      </text:list>
      <text:p text:style-name="P2">Use Cases nicht Teil des Systems</text:p>
      <text:list xml:id="list856605560" text:continue-numbering="true" text:style-name="L14">
        <text:list-item>
          <text:p text:style-name="P23">Buchhaltung Überprüfung</text:p>
          <text:list>
            <text:list-item>
              <text:p text:style-name="P23">Die Buchhaltung überprüft die Benzinbuchungen <text:s/>und hält Rückfrage mit dem Tankwart falls nötig</text:p>
            </text:list-item>
          </text:list>
        </text:list-item>
        <text:list-item>
          <text:p text:style-name="P24">Buchhaltung Abrechnung</text:p>
          <text:list>
            <text:list-item>
              <text:p text:style-name="P23">Buchhaltung erstellt die Abrechnung (Gutschrift auf Benzinkonto und Belastung der Bezüge)</text:p>
            </text:list-item>
          </text:list>
        </text:list-item>
        <text:list-item>
          <text:p text:style-name="P23">Gutschrift Benzinkonto (durch Buchhaltung)</text:p>
          <text:list>
            <text:list-item>
              <text:p text:style-name="P23">Die Buchhaltung aktualisiert das Benzinkonto</text:p>
            </text:list-item>
          </text:list>
        </text:list-item>
        <text:list-item>
          <text:p text:style-name="P23">Belastung der KST (Abteilung oder Personal)</text:p>
          <text:list>
            <text:list-item>
              <text:p text:style-name="P23">Die Buchhaltung belastet den Tankbetrag der Abteilung oder Personal Kostenstelle</text:p>
            </text:list-item>
          </text:list>
        </text:list-item>
        <text:list-item>
          <text:p text:style-name="P23">Überweisung der Quittung an Lohnbuchhaltung durch Buchhaltung</text:p>
          <text:list>
            <text:list-item>
              <text:p text:style-name="P23">Die Quittungen der Privatbezüger werden an die Lohnbuchhaltungen überwiesen</text:p>
            </text:list-item>
          </text:list>
        </text:list-item>
        <text:list-item>
          <text:p text:style-name="P23">Verrechnung mit dem Lohn</text:p>
          <text:list>
            <text:list-item>
              <text:p text:style-name="P23">Lohnbuchhaltung verrechnet den Betrag mit dem Lohn</text:p>
            </text:list-item>
          </text:list>
        </text:list-item>
        <text:list-item>
          <text:p text:style-name="P23">überweisen des Bargeldes</text:p>
          <text:list>
            <text:list-item>
              <text:p text:style-name="P23">Das Bargeld wird von der Buchhaltung zur Zentralen Kasse überwiesen</text:p>
            </text:list-item>
          </text:list>
        </text:list-item>
        <text:list-item>
          <text:p text:style-name="P23">Service Arbeiten ausführen</text:p>
          <text:list>
            <text:list-item>
              <text:p text:style-name="P23">Der Tankwart führt Service Arbeiten aus</text:p>
            </text:list-item>
          </text:list>
        </text:list-item>
        <text:list-item>
          <text:p text:style-name="P23">Verrechnen des Nachschubes</text:p>
          <text:list>
            <text:list-item>
              <text:p text:style-name="P23">Der Benzinlieferant verrechnet die Lieferung mit der Betriebsbuchhaltung</text:p>
            </text:list-item>
          </text:list>
        </text:list-item>
      </text:list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2-11T22:43:48</dc:date>
    <meta:editing-duration>PT19H43M32S</meta:editing-duration>
    <meta:editing-cycles>37</meta:editing-cycles>
    <meta:generator>NeoOffice/3.4$Unix OpenOffice.org_project/Patch 0</meta:generator>
    <meta:print-date>2013-11-30T14:12:25</meta:print-date>
    <meta:document-statistic meta:table-count="1" meta:image-count="0" meta:object-count="0" meta:page-count="2" meta:paragraph-count="70" meta:word-count="515" meta:character-count="3337"/>
  </office:meta>
</office:document-meta>
</file>